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</text:p>
      <text:p text:style-name="P1"/>
      <text:p text:style-name="P1"/>
      <text:p text:style-name="P1">¡Ya me lo imaginaba!$0fCombatir para conseguir puntuaciones#más altas es divertido si tienes tiempo.$0fPrimero te explicaré lo que significan#las puntuaciones...$0fVelocidad es la cantidad de tiempo#que tardas en finalizar la misión.$0fLa potencia tiene que ver con el#número de unidades enemigas que$0fdestruyes. Y, finalmente, la técnica#cuenta el número de unidades perdidas.$0fPero recuerda que la victoria es tu#prioridad número uno.$0f¡No toleraré que hagas tonterías#para obtener mejores puntuaciones! </text:p>
      <text:p text:style-name="P1"/>
      <text:p text:style-name="P1">xxxxxxxxxxxxxxxxxxxxxxxxxxxxxxxxxx</text:p>
      <text:p text:style-name="P1">xxxxxxxxxxxxxxxxxxxxx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15T08:55:36.24</meta:creation-date>
    <dc:date>2016-03-24T16:57:26.09</dc:date>
    <meta:editing-duration>PT20H14M34S</meta:editing-duration>
    <meta:editing-cycles>34</meta:editing-cycles>
    <meta:generator>BrOffice/3.3$Win32 LibreOffice_project/330m19$Build-202</meta:generator>
    <meta:document-statistic meta:table-count="0" meta:image-count="0" meta:object-count="0" meta:page-count="1" meta:paragraph-count="4" meta:word-count="126" meta:character-count="1010"/>
  </office:meta>
</office:document-meta>
</file>